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886cm"/>
    </style:style>
    <style:style style:name="co4" style:family="table-column">
      <style:table-column-properties fo:break-before="auto" style:column-width="4.253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3.425cm"/>
    </style:style>
    <style:style style:name="co8" style:family="table-column">
      <style:table-column-properties fo:break-before="auto" style:column-width="3.395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3.732cm"/>
    </style:style>
    <style:style style:name="co11" style:family="table-column">
      <style:table-column-properties fo:break-before="auto" style:column-width="3.824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611cm"/>
    </style:style>
    <style:style style:name="co14" style:family="table-column">
      <style:table-column-properties fo:break-before="auto" style:column-width="3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qn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  <table:table-cell office:value-type="string" calcext:value-type="string">
            <text:p>timestep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.779" calcext:value-type="float">
            <text:p>94.779</text:p>
          </table:table-cell>
          <table:table-cell office:value-type="float" office:value="94.774" calcext:value-type="float">
            <text:p>94.774</text:p>
          </table:table-cell>
          <table:table-cell office:value-type="float" office:value="94.811" calcext:value-type="float">
            <text:p>94.811</text:p>
          </table:table-cell>
          <table:table-cell office:value-type="float" office:value="5" calcext:value-type="float">
            <text:p>5</text:p>
          </table:table-cell>
          <table:table-cell office:value-type="float" office:value="11.84" calcext:value-type="float">
            <text:p>11.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.4" calcext:value-type="float">
            <text:p>93.4</text:p>
          </table:table-cell>
          <table:table-cell office:value-type="float" office:value="93.373" calcext:value-type="float">
            <text:p>93.373</text:p>
          </table:table-cell>
          <table:table-cell office:value-type="float" office:value="93.295" calcext:value-type="float">
            <text:p>93.295</text:p>
          </table:table-cell>
          <table:table-cell office:value-type="float" office:value="4" calcext:value-type="float">
            <text:p>4</text:p>
          </table:table-cell>
          <table:table-cell office:value-type="float" office:value="12.707" calcext:value-type="float">
            <text:p>12.70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2.836" calcext:value-type="float">
            <text:p>92.836</text:p>
          </table:table-cell>
          <table:table-cell office:value-type="float" office:value="92.767" calcext:value-type="float">
            <text:p>92.767</text:p>
          </table:table-cell>
          <table:table-cell office:value-type="float" office:value="92.594" calcext:value-type="float">
            <text:p>92.594</text:p>
          </table:table-cell>
          <table:table-cell office:value-type="float" office:value="7" calcext:value-type="float">
            <text:p>7</text:p>
          </table:table-cell>
          <table:table-cell office:value-type="float" office:value="14.433" calcext:value-type="float">
            <text:p>14.43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float" office:value="93.6716666666667" calcext:value-type="float">
            <text:p>93.6716666666667</text:p>
          </table:table-cell>
          <table:table-cell table:formula="of:=AVERAGE([.C2:.C7])" office:value-type="float" office:value="93.638" calcext:value-type="float">
            <text:p>93.638</text:p>
          </table:table-cell>
          <table:table-cell table:formula="of:=AVERAGE([.D2:.D7])" office:value-type="float" office:value="93.5666666666667" calcext:value-type="float">
            <text:p>93.5666666666667</text:p>
          </table:table-cell>
          <table:table-cell table:formula="of:=AVERAGE([.E2:.E7])" office:value-type="float" office:value="5.33333333333333" calcext:value-type="float">
            <text:p>5.33333333333333</text:p>
          </table:table-cell>
          <table:table-cell table:formula="of:=AVERAGE([.F2:.F7])" office:value-type="float" office:value="12.9933333333333" calcext:value-type="float">
            <text:p>12.9933333333333</text:p>
          </table:table-cell>
          <table:table-cell table:formula="of:=AVERAGE([.G2:.G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float" office:value="93.4" calcext:value-type="float">
            <text:p>93.4</text:p>
          </table:table-cell>
          <table:table-cell table:formula="of:=MEDIAN([.C2:.C6])" office:value-type="float" office:value="93.373" calcext:value-type="float">
            <text:p>93.373</text:p>
          </table:table-cell>
          <table:table-cell table:formula="of:=MEDIAN([.D2:.D6])" office:value-type="float" office:value="93.295" calcext:value-type="float">
            <text:p>93.295</text:p>
          </table:table-cell>
          <table:table-cell table:formula="of:=MEDIAN([.E2:.E6])" office:value-type="float" office:value="5" calcext:value-type="float">
            <text:p>5</text:p>
          </table:table-cell>
          <table:table-cell table:formula="of:=MEDIAN([.F2:.F6])" office:value-type="float" office:value="12.707" calcext:value-type="float">
            <text:p>12.707</text:p>
          </table:table-cell>
          <table:table-cell table:formula="of:=MEDIAN([.G2:.G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999582079337825" calcext:value-type="float">
            <text:p>0.999582079337825</text:p>
          </table:table-cell>
          <table:table-cell table:formula="of:=STDEV([.C2:.C6])" office:value-type="float" office:value="1.02940808234636" calcext:value-type="float">
            <text:p>1.02940808234636</text:p>
          </table:table-cell>
          <table:table-cell table:formula="of:=STDEV([.D2:.D6])" office:value-type="float" office:value="1.13319209904294" calcext:value-type="float">
            <text:p>1.13319209904294</text:p>
          </table:table-cell>
          <table:table-cell table:formula="of:=STDEV([.E2:.E6])" office:value-type="float" office:value="1.52752523165195" calcext:value-type="float">
            <text:p>1.52752523165195</text:p>
          </table:table-cell>
          <table:table-cell table:formula="of:=STDEV([.F2:.F6])" office:value-type="float" office:value="1.32000088383809" calcext:value-type="float">
            <text:p>1.32000088383809</text:p>
          </table:table-cell>
          <table:table-cell table:formula="of:=STDEV([.G2:.G6])" office:value-type="float" office:value="0" calcext:value-type="float">
            <text:p>0</text:p>
          </table:table-cell>
          <table:table-cell/>
        </table:table-row>
      </table:table>
      <table:table table:name="ddqn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.057" calcext:value-type="float">
            <text:p>89.057</text:p>
          </table:table-cell>
          <table:table-cell office:value-type="float" office:value="89.048" calcext:value-type="float">
            <text:p>89.048</text:p>
          </table:table-cell>
          <table:table-cell office:value-type="float" office:value="89.081" calcext:value-type="float">
            <text:p>89.081</text:p>
          </table:table-cell>
          <table:table-cell office:value-type="float" office:value="3" calcext:value-type="float">
            <text:p>3</text:p>
          </table:table-cell>
          <table:table-cell office:value-type="float" office:value="5.52" calcext:value-type="float">
            <text:p>5.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843" calcext:value-type="float">
            <text:p>87.843</text:p>
          </table:table-cell>
          <table:table-cell office:value-type="float" office:value="87.814" calcext:value-type="float">
            <text:p>87.814</text:p>
          </table:table-cell>
          <table:table-cell office:value-type="float" office:value="87.79" calcext:value-type="float">
            <text:p>87.79</text:p>
          </table:table-cell>
          <table:table-cell office:value-type="float" office:value="3" calcext:value-type="float">
            <text:p>3</text:p>
          </table:table-cell>
          <table:table-cell office:value-type="float" office:value="6.437" calcext:value-type="float">
            <text:p>6.4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.7" calcext:value-type="float">
            <text:p>89.7</text:p>
          </table:table-cell>
          <table:table-cell office:value-type="float" office:value="89.689" calcext:value-type="float">
            <text:p>89.689</text:p>
          </table:table-cell>
          <table:table-cell office:value-type="float" office:value="89.686" calcext:value-type="float">
            <text:p>89.686</text:p>
          </table:table-cell>
          <table:table-cell office:value-type="float" office:value="3" calcext:value-type="float">
            <text:p>3</text:p>
          </table:table-cell>
          <table:table-cell office:value-type="float" office:value="9.464" calcext:value-type="float">
            <text:p>9.4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float" office:value="88.8666666666667" calcext:value-type="float">
            <text:p>88.8666666666667</text:p>
          </table:table-cell>
          <table:table-cell table:formula="of:=AVERAGE([.C2:.C7])" office:value-type="float" office:value="88.8503333333333" calcext:value-type="float">
            <text:p>88.8503333333333</text:p>
          </table:table-cell>
          <table:table-cell table:formula="of:=AVERAGE([.D2:.D7])" office:value-type="float" office:value="88.8523333333333" calcext:value-type="float">
            <text:p>88.8523333333333</text:p>
          </table:table-cell>
          <table:table-cell table:formula="of:=AVERAGE([.E2:.E7])" office:value-type="float" office:value="3" calcext:value-type="float">
            <text:p>3</text:p>
          </table:table-cell>
          <table:table-cell table:formula="of:=AVERAGE([.F2:.F7])" office:value-type="float" office:value="7.14033333333333" calcext:value-type="float">
            <text:p>7.14033333333333</text:p>
          </table:table-cell>
          <table:table-cell table:formula="of:=AVERAGE([.G2:.G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float" office:value="89.057" calcext:value-type="float">
            <text:p>89.057</text:p>
          </table:table-cell>
          <table:table-cell table:formula="of:=MEDIAN([.C2:.C6])" office:value-type="float" office:value="89.048" calcext:value-type="float">
            <text:p>89.048</text:p>
          </table:table-cell>
          <table:table-cell table:formula="of:=MEDIAN([.D2:.D6])" office:value-type="float" office:value="89.081" calcext:value-type="float">
            <text:p>89.081</text:p>
          </table:table-cell>
          <table:table-cell table:formula="of:=MEDIAN([.E2:.E6])" office:value-type="float" office:value="3" calcext:value-type="float">
            <text:p>3</text:p>
          </table:table-cell>
          <table:table-cell table:formula="of:=MEDIAN([.F2:.F6])" office:value-type="float" office:value="6.437" calcext:value-type="float">
            <text:p>6.437</text:p>
          </table:table-cell>
          <table:table-cell table:formula="of:=MEDIAN([.G2:.G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943017673924159" calcext:value-type="float">
            <text:p>0.943017673924159</text:p>
          </table:table-cell>
          <table:table-cell table:formula="of:=STDEV([.C2:.C6])" office:value-type="float" office:value="0.95300069954504" calcext:value-type="float">
            <text:p>0.95300069954504</text:p>
          </table:table-cell>
          <table:table-cell table:formula="of:=STDEV([.D2:.D6])" office:value-type="float" office:value="0.968462871427363" calcext:value-type="float">
            <text:p>0.968462871427363</text:p>
          </table:table-cell>
          <table:table-cell table:formula="of:=STDEV([.E2:.E6])" office:value-type="float" office:value="0" calcext:value-type="float">
            <text:p>0</text:p>
          </table:table-cell>
          <table:table-cell table:formula="of:=STDEV([.F2:.F6])" office:value-type="float" office:value="2.06392643602754" calcext:value-type="float">
            <text:p>2.06392643602754</text:p>
          </table:table-cell>
          <table:table-cell table:formula="of:=STDEV([.G2:.G6])" office:value-type="float" office:value="2.64575131106459" calcext:value-type="float">
            <text:p>2.64575131106459</text:p>
          </table:table-cell>
        </table:table-row>
      </table:table>
      <table:table table:name="dueling_dq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  <table:table-cell office:value-type="string" calcext:value-type="string">
            <text:p>timestep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.071" calcext:value-type="float">
            <text:p>96.071</text:p>
          </table:table-cell>
          <table:table-cell office:value-type="float" office:value="96.065" calcext:value-type="float">
            <text:p>96.065</text:p>
          </table:table-cell>
          <table:table-cell office:value-type="float" office:value="96.059" calcext:value-type="float">
            <text:p>96.059</text:p>
          </table:table-cell>
          <table:table-cell office:value-type="float" office:value="8" calcext:value-type="float">
            <text:p>8</text:p>
          </table:table-cell>
          <table:table-cell office:value-type="float" office:value="16.979" calcext:value-type="float">
            <text:p>16.97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.279" calcext:value-type="float">
            <text:p>97.279</text:p>
          </table:table-cell>
          <table:table-cell office:value-type="float" office:value="97.269" calcext:value-type="float">
            <text:p>97.269</text:p>
          </table:table-cell>
          <table:table-cell office:value-type="float" office:value="97.203" calcext:value-type="float">
            <text:p>97.203</text:p>
          </table:table-cell>
          <table:table-cell office:value-type="float" office:value="4" calcext:value-type="float">
            <text:p>4</text:p>
          </table:table-cell>
          <table:table-cell office:value-type="float" office:value="13.455" calcext:value-type="float">
            <text:p>13.45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.029" calcext:value-type="float">
            <text:p>97.029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float" office:value="96.793" calcext:value-type="float">
            <text:p>96.793</text:p>
          </table:table-cell>
          <table:table-cell table:formula="of:=AVERAGE([.C2:.C7])" office:value-type="float" office:value="96.667" calcext:value-type="float">
            <text:p>96.667</text:p>
          </table:table-cell>
          <table:table-cell table:formula="of:=AVERAGE([.D2:.D7])" office:value-type="float" office:value="96.631" calcext:value-type="float">
            <text:p>96.631</text:p>
          </table:table-cell>
          <table:table-cell table:formula="of:=AVERAGE([.E2:.E7])" office:value-type="float" office:value="6" calcext:value-type="float">
            <text:p>6</text:p>
          </table:table-cell>
          <table:table-cell table:formula="of:=AVERAGE([.F2:.F7])" office:value-type="float" office:value="15.217" calcext:value-type="float">
            <text:p>15.217</text:p>
          </table:table-cell>
          <table:table-cell table:formula="of:=AVERAGE([.G2:.G7])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float" office:value="97.029" calcext:value-type="float">
            <text:p>97.029</text:p>
          </table:table-cell>
          <table:table-cell table:formula="of:=MEDIAN([.C2:.C6])" office:value-type="float" office:value="96.667" calcext:value-type="float">
            <text:p>96.667</text:p>
          </table:table-cell>
          <table:table-cell table:formula="of:=MEDIAN([.D2:.D6])" office:value-type="float" office:value="96.631" calcext:value-type="float">
            <text:p>96.631</text:p>
          </table:table-cell>
          <table:table-cell table:formula="of:=MEDIAN([.E2:.E6])" office:value-type="float" office:value="6" calcext:value-type="float">
            <text:p>6</text:p>
          </table:table-cell>
          <table:table-cell table:formula="of:=MEDIAN([.F2:.F6])" office:value-type="float" office:value="15.217" calcext:value-type="float">
            <text:p>15.217</text:p>
          </table:table-cell>
          <table:table-cell table:formula="of:=MEDIAN([.G2:.G6])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63764253308574" calcext:value-type="float">
            <text:p>0.63764253308574</text:p>
          </table:table-cell>
          <table:table-cell table:formula="of:=STDEV([.C2:.C6])" office:value-type="float" office:value="0.851356564548609" calcext:value-type="float">
            <text:p>0.851356564548609</text:p>
          </table:table-cell>
          <table:table-cell table:formula="of:=STDEV([.D2:.D6])" office:value-type="float" office:value="0.808930157677414" calcext:value-type="float">
            <text:p>0.808930157677414</text:p>
          </table:table-cell>
          <table:table-cell table:formula="of:=STDEV([.E2:.E6])" office:value-type="float" office:value="2.82842712474619" calcext:value-type="float">
            <text:p>2.82842712474619</text:p>
          </table:table-cell>
          <table:table-cell table:formula="of:=STDEV([.F2:.F6])" office:value-type="float" office:value="2.49184429690139" calcext:value-type="float">
            <text:p>2.49184429690139</text:p>
          </table:table-cell>
          <table:table-cell table:formula="of:=STDEV([.G2:.G6])" office:value-type="float" office:value="0.707106781186548" calcext:value-type="float">
            <text:p>0.707106781186548</text:p>
          </table:table-cell>
          <table:table-cell/>
        </table:table-row>
      </table:table>
      <table:table table:name="dueling_ddq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string" office:string-value="" calcext:value-type="error">
            <text:p>#DIV/0!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string" office:string-value="" calcext:value-type="error">
            <text:p>#VALUE!</text:p>
          </table:table-cell>
          <table:table-cell table:formula="of:=MEDIAN([.C2:.C6])" office:value-type="string" office:string-value="" calcext:value-type="error">
            <text:p>#VALUE!</text:p>
          </table:table-cell>
          <table:table-cell table:formula="of:=MEDIAN([.D2:.D6])" office:value-type="string" office:string-value="" calcext:value-type="error">
            <text:p>#VALUE!</text:p>
          </table:table-cell>
          <table:table-cell table:formula="of:=MEDIAN([.E2:.E6])" office:value-type="string" office:string-value="" calcext:value-type="error">
            <text:p>#VALUE!</text:p>
          </table:table-cell>
          <table:table-cell table:formula="of:=MEDIAN([.F2:.F6])" office:value-type="string" office:string-value="" calcext:value-type="error">
            <text:p>#VALUE!</text:p>
          </table:table-cell>
          <table:table-cell table:formula="of:=MEDIAN([.G2:.G6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string" office:string-value="" calcext:value-type="error">
            <text:p>#DIV/0!</text:p>
          </table:table-cell>
          <table:table-cell table:formula="of:=STDEV([.C2:.C6])" office:value-type="string" office:string-value="" calcext:value-type="error">
            <text:p>#DIV/0!</text:p>
          </table:table-cell>
          <table:table-cell table:formula="of:=STDEV([.D2:.D6])" office:value-type="string" office:string-value="" calcext:value-type="error">
            <text:p>#DIV/0!</text:p>
          </table:table-cell>
          <table:table-cell table:formula="of:=STDEV([.E2:.E6])" office:value-type="string" office:string-value="" calcext:value-type="error">
            <text:p>#DIV/0!</text:p>
          </table:table-cell>
          <table:table-cell table:formula="of:=STDEV([.F2:.F6])" office:value-type="string" office:string-value="" calcext:value-type="error">
            <text:p>#DIV/0!</text:p>
          </table:table-cell>
          <table:table-cell table:formula="of:=STDEV([.G2:.G6])" office:value-type="string" office:string-value="" calcext:value-type="error">
            <text:p>#DIV/0!</text:p>
          </table:table-cell>
        </table:table-row>
      </table:table>
      <table:table table:name="dqn_per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  <table:table-cell office:value-type="string" calcext:value-type="string">
            <text:p>timestep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.5" calcext:value-type="float">
            <text:p>96.5</text:p>
          </table:table-cell>
          <table:table-cell office:value-type="float" office:value="96.485" calcext:value-type="float">
            <text:p>96.485</text:p>
          </table:table-cell>
          <table:table-cell office:value-type="float" office:value="96.398" calcext:value-type="float">
            <text:p>96.398</text:p>
          </table:table-cell>
          <table:table-cell office:value-type="float" office:value="5" calcext:value-type="float">
            <text:p>5</text:p>
          </table:table-cell>
          <table:table-cell office:value-type="float" office:value="11.699" calcext:value-type="float">
            <text:p>11.69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.571" calcext:value-type="float">
            <text:p>97.571</text:p>
          </table:table-cell>
          <table:table-cell office:value-type="float" office:value="97.565" calcext:value-type="float">
            <text:p>97.565</text:p>
          </table:table-cell>
          <table:table-cell office:value-type="float" office:value="97.523" calcext:value-type="float">
            <text:p>97.523</text:p>
          </table:table-cell>
          <table:table-cell office:value-type="float" office:value="5" calcext:value-type="float">
            <text:p>5</text:p>
          </table:table-cell>
          <table:table-cell office:value-type="float" office:value="13.456" calcext:value-type="float">
            <text:p>13.4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.793" calcext:value-type="float">
            <text:p>97.793</text:p>
          </table:table-cell>
          <table:table-cell office:value-type="float" office:value="97.788" calcext:value-type="float">
            <text:p>97.788</text:p>
          </table:table-cell>
          <table:table-cell office:value-type="float" office:value="97.755" calcext:value-type="float">
            <text:p>97.755</text:p>
          </table:table-cell>
          <table:table-cell office:value-type="float" office:value="5" calcext:value-type="float">
            <text:p>5</text:p>
          </table:table-cell>
          <table:table-cell office:value-type="float" office:value="13.884" calcext:value-type="float">
            <text:p>13.8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float" office:value="97.288" calcext:value-type="float">
            <text:p>97.288</text:p>
          </table:table-cell>
          <table:table-cell table:formula="of:=AVERAGE([.C2:.C7])" office:value-type="float" office:value="97.2793333333333" calcext:value-type="float">
            <text:p>97.2793333333333</text:p>
          </table:table-cell>
          <table:table-cell table:formula="of:=AVERAGE([.D2:.D7])" office:value-type="float" office:value="97.2253333333333" calcext:value-type="float">
            <text:p>97.2253333333333</text:p>
          </table:table-cell>
          <table:table-cell table:formula="of:=AVERAGE([.E2:.E7])" office:value-type="float" office:value="5" calcext:value-type="float">
            <text:p>5</text:p>
          </table:table-cell>
          <table:table-cell table:formula="of:=AVERAGE([.F2:.F7])" office:value-type="float" office:value="13.013" calcext:value-type="float">
            <text:p>13.013</text:p>
          </table:table-cell>
          <table:table-cell table:formula="of:=AVERAGE([.G2:.G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float" office:value="97.571" calcext:value-type="float">
            <text:p>97.571</text:p>
          </table:table-cell>
          <table:table-cell table:formula="of:=MEDIAN([.C2:.C6])" office:value-type="float" office:value="97.565" calcext:value-type="float">
            <text:p>97.565</text:p>
          </table:table-cell>
          <table:table-cell table:formula="of:=MEDIAN([.D2:.D6])" office:value-type="float" office:value="97.523" calcext:value-type="float">
            <text:p>97.523</text:p>
          </table:table-cell>
          <table:table-cell table:formula="of:=MEDIAN([.E2:.E6])" office:value-type="float" office:value="5" calcext:value-type="float">
            <text:p>5</text:p>
          </table:table-cell>
          <table:table-cell table:formula="of:=MEDIAN([.F2:.F6])" office:value-type="float" office:value="13.456" calcext:value-type="float">
            <text:p>13.456</text:p>
          </table:table-cell>
          <table:table-cell table:formula="of:=MEDIAN([.G2:.G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691396413065618" calcext:value-type="float">
            <text:p>0.691396413065618</text:p>
          </table:table-cell>
          <table:table-cell table:formula="of:=STDEV([.C2:.C6])" office:value-type="float" office:value="0.696890474417129" calcext:value-type="float">
            <text:p>0.696890474417129</text:p>
          </table:table-cell>
          <table:table-cell table:formula="of:=STDEV([.D2:.D6])" office:value-type="float" office:value="0.725821144176258" calcext:value-type="float">
            <text:p>0.725821144176258</text:p>
          </table:table-cell>
          <table:table-cell table:formula="of:=STDEV([.E2:.E6])" office:value-type="float" office:value="0" calcext:value-type="float">
            <text:p>0</text:p>
          </table:table-cell>
          <table:table-cell table:formula="of:=STDEV([.F2:.F6])" office:value-type="float" office:value="1.15790457292473" calcext:value-type="float">
            <text:p>1.15790457292473</text:p>
          </table:table-cell>
          <table:table-cell table:formula="of:=STDEV([.G2:.G6])" office:value-type="float" office:value="0" calcext:value-type="float">
            <text:p>0</text:p>
          </table:table-cell>
          <table:table-cell/>
        </table:table-row>
      </table:table>
      <table:table table:name="ddqn_per" table:style-name="ta1">
        <table:table-column table:style-name="co1" table:number-columns-repeated="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  <table:table-cell office:value-type="string" calcext:value-type="string">
            <text:p>timestep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.421" calcext:value-type="float">
            <text:p>95.421</text:p>
          </table:table-cell>
          <table:table-cell office:value-type="float" office:value="95.41" calcext:value-type="float">
            <text:p>95.41</text:p>
          </table:table-cell>
          <table:table-cell office:value-type="float" office:value="95.35" calcext:value-type="float">
            <text:p>95.35</text:p>
          </table:table-cell>
          <table:table-cell office:value-type="float" office:value="2" calcext:value-type="float">
            <text:p>2</text:p>
          </table:table-cell>
          <table:table-cell office:value-type="float" office:value="8.772" calcext:value-type="float">
            <text:p>8.77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.393" calcext:value-type="float">
            <text:p>96.393</text:p>
          </table:table-cell>
          <table:table-cell office:value-type="float" office:value="96.384" calcext:value-type="float">
            <text:p>96.384</text:p>
          </table:table-cell>
          <table:table-cell office:value-type="float" office:value="96.353" calcext:value-type="float">
            <text:p>96.353</text:p>
          </table:table-cell>
          <table:table-cell office:value-type="float" office:value="3" calcext:value-type="float">
            <text:p>3</text:p>
          </table:table-cell>
          <table:table-cell office:value-type="float" office:value="11.443" calcext:value-type="float">
            <text:p>11.44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.15" calcext:value-type="float">
            <text:p>96.15</text:p>
          </table:table-cell>
          <table:table-cell office:value-type="float" office:value="96.154" calcext:value-type="float">
            <text:p>96.154</text:p>
          </table:table-cell>
          <table:table-cell office:value-type="float" office:value="96.153" calcext:value-type="float">
            <text:p>96.153</text:p>
          </table:table-cell>
          <table:table-cell office:value-type="float" office:value="4" calcext:value-type="float">
            <text:p>4</text:p>
          </table:table-cell>
          <table:table-cell office:value-type="float" office:value="10.922" calcext:value-type="float">
            <text:p>10.9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float" office:value="95.988" calcext:value-type="float">
            <text:p>95.988</text:p>
          </table:table-cell>
          <table:table-cell table:formula="of:=AVERAGE([.C2:.C7])" office:value-type="float" office:value="95.9826666666667" calcext:value-type="float">
            <text:p>95.9826666666667</text:p>
          </table:table-cell>
          <table:table-cell table:formula="of:=AVERAGE([.D2:.D7])" office:value-type="float" office:value="95.952" calcext:value-type="float">
            <text:p>95.952</text:p>
          </table:table-cell>
          <table:table-cell table:formula="of:=AVERAGE([.E2:.E7])" office:value-type="float" office:value="3" calcext:value-type="float">
            <text:p>3</text:p>
          </table:table-cell>
          <table:table-cell table:formula="of:=AVERAGE([.F2:.F7])" office:value-type="float" office:value="10.379" calcext:value-type="float">
            <text:p>10.379</text:p>
          </table:table-cell>
          <table:table-cell table:formula="of:=AVERAGE([.G2:.G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float" office:value="96.15" calcext:value-type="float">
            <text:p>96.15</text:p>
          </table:table-cell>
          <table:table-cell table:formula="of:=MEDIAN([.C2:.C6])" office:value-type="float" office:value="96.154" calcext:value-type="float">
            <text:p>96.154</text:p>
          </table:table-cell>
          <table:table-cell table:formula="of:=MEDIAN([.D2:.D6])" office:value-type="float" office:value="96.153" calcext:value-type="float">
            <text:p>96.153</text:p>
          </table:table-cell>
          <table:table-cell table:formula="of:=MEDIAN([.E2:.E6])" office:value-type="float" office:value="3" calcext:value-type="float">
            <text:p>3</text:p>
          </table:table-cell>
          <table:table-cell table:formula="of:=MEDIAN([.F2:.F6])" office:value-type="float" office:value="10.922" calcext:value-type="float">
            <text:p>10.922</text:p>
          </table:table-cell>
          <table:table-cell table:formula="of:=MEDIAN([.G2:.G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505844837870268" calcext:value-type="float">
            <text:p>0.505844837870268</text:p>
          </table:table-cell>
          <table:table-cell table:formula="of:=STDEV([.C2:.C6])" office:value-type="float" office:value="0.509102478223525" calcext:value-type="float">
            <text:p>0.509102478223525</text:p>
          </table:table-cell>
          <table:table-cell table:formula="of:=STDEV([.D2:.D6])" office:value-type="float" office:value="0.530851203257563" calcext:value-type="float">
            <text:p>0.530851203257563</text:p>
          </table:table-cell>
          <table:table-cell table:formula="of:=STDEV([.E2:.E6])" office:value-type="float" office:value="1" calcext:value-type="float">
            <text:p>1</text:p>
          </table:table-cell>
          <table:table-cell table:formula="of:=STDEV([.F2:.F6])" office:value-type="float" office:value="1.41587322878851" calcext:value-type="float">
            <text:p>1.41587322878851</text:p>
          </table:table-cell>
          <table:table-cell table:formula="of:=STDEV([.G2:.G6])" office:value-type="float" office:value="0" calcext:value-type="float">
            <text:p>0</text:p>
          </table:table-cell>
          <table:table-cell/>
        </table:table-row>
      </table:table>
      <table:table table:name="dueling_dqn_p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string" office:string-value="" calcext:value-type="error">
            <text:p>#DIV/0!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string" office:string-value="" calcext:value-type="error">
            <text:p>#VALUE!</text:p>
          </table:table-cell>
          <table:table-cell table:formula="of:=MEDIAN([.C2:.C6])" office:value-type="string" office:string-value="" calcext:value-type="error">
            <text:p>#VALUE!</text:p>
          </table:table-cell>
          <table:table-cell table:formula="of:=MEDIAN([.D2:.D6])" office:value-type="string" office:string-value="" calcext:value-type="error">
            <text:p>#VALUE!</text:p>
          </table:table-cell>
          <table:table-cell table:formula="of:=MEDIAN([.E2:.E6])" office:value-type="string" office:string-value="" calcext:value-type="error">
            <text:p>#VALUE!</text:p>
          </table:table-cell>
          <table:table-cell table:formula="of:=MEDIAN([.F2:.F6])" office:value-type="string" office:string-value="" calcext:value-type="error">
            <text:p>#VALUE!</text:p>
          </table:table-cell>
          <table:table-cell table:formula="of:=MEDIAN([.G2:.G6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string" office:string-value="" calcext:value-type="error">
            <text:p>#DIV/0!</text:p>
          </table:table-cell>
          <table:table-cell table:formula="of:=STDEV([.C2:.C6])" office:value-type="string" office:string-value="" calcext:value-type="error">
            <text:p>#DIV/0!</text:p>
          </table:table-cell>
          <table:table-cell table:formula="of:=STDEV([.D2:.D6])" office:value-type="string" office:string-value="" calcext:value-type="error">
            <text:p>#DIV/0!</text:p>
          </table:table-cell>
          <table:table-cell table:formula="of:=STDEV([.E2:.E6])" office:value-type="string" office:string-value="" calcext:value-type="error">
            <text:p>#DIV/0!</text:p>
          </table:table-cell>
          <table:table-cell table:formula="of:=STDEV([.F2:.F6])" office:value-type="string" office:string-value="" calcext:value-type="error">
            <text:p>#DIV/0!</text:p>
          </table:table-cell>
          <table:table-cell table:formula="of:=STDEV([.G2:.G6])" office:value-type="string" office:string-value="" calcext:value-type="error">
            <text:p>#DIV/0!</text:p>
          </table:table-cell>
        </table:table-row>
      </table:table>
      <table:table table:name="dueling_ddqn_p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in episode length</text:p>
          </table:table-cell>
          <table:table-cell office:value-type="string" calcext:value-type="string">
            <text:p>avg episode length</text:p>
          </table:table-cell>
          <table:table-cell office:value-type="string" calcext:value-type="string">
            <text:p>max episode lengt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])" office:value-type="string" office:string-value="" calcext:value-type="error">
            <text:p>#DIV/0!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string" office:string-value="" calcext:value-type="error">
            <text:p>#VALUE!</text:p>
          </table:table-cell>
          <table:table-cell table:formula="of:=MEDIAN([.C2:.C6])" office:value-type="string" office:string-value="" calcext:value-type="error">
            <text:p>#VALUE!</text:p>
          </table:table-cell>
          <table:table-cell table:formula="of:=MEDIAN([.D2:.D6])" office:value-type="string" office:string-value="" calcext:value-type="error">
            <text:p>#VALUE!</text:p>
          </table:table-cell>
          <table:table-cell table:formula="of:=MEDIAN([.E2:.E6])" office:value-type="string" office:string-value="" calcext:value-type="error">
            <text:p>#VALUE!</text:p>
          </table:table-cell>
          <table:table-cell table:formula="of:=MEDIAN([.F2:.F6])" office:value-type="string" office:string-value="" calcext:value-type="error">
            <text:p>#VALUE!</text:p>
          </table:table-cell>
          <table:table-cell table:formula="of:=MEDIAN([.G2:.G6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string" office:string-value="" calcext:value-type="error">
            <text:p>#DIV/0!</text:p>
          </table:table-cell>
          <table:table-cell table:formula="of:=STDEV([.C2:.C6])" office:value-type="string" office:string-value="" calcext:value-type="error">
            <text:p>#DIV/0!</text:p>
          </table:table-cell>
          <table:table-cell table:formula="of:=STDEV([.D2:.D6])" office:value-type="string" office:string-value="" calcext:value-type="error">
            <text:p>#DIV/0!</text:p>
          </table:table-cell>
          <table:table-cell table:formula="of:=STDEV([.E2:.E6])" office:value-type="string" office:string-value="" calcext:value-type="error">
            <text:p>#DIV/0!</text:p>
          </table:table-cell>
          <table:table-cell table:formula="of:=STDEV([.F2:.F6])" office:value-type="string" office:string-value="" calcext:value-type="error">
            <text:p>#DIV/0!</text:p>
          </table:table-cell>
          <table:table-cell table:formula="of:=STDEV([.G2:.G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43:18.040395801</meta:creation-date>
    <meta:generator>LibreOffice/6.4.7.2$Linux_X86_64 LibreOffice_project/40$Build-2</meta:generator>
    <dc:date>2023-05-05T18:38:51.866098602</dc:date>
    <meta:editing-duration>PT22M53S</meta:editing-duration>
    <meta:editing-cycles>3</meta:editing-cycles>
    <meta:document-statistic meta:table-count="8" meta:cell-count="353" meta:object-count="0"/>
  </office:meta>
</office:document-meta>
</file>